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72bf44"/>
      <style:text-properties style:use-window-font-color="true"/>
    </style:style>
    <style:style style:name="ce4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3" office:value-type="string" calcext:value-type="string">
            <text:p>$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$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$</text:p>
          </table:table-cell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d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e</text:p>
          </table:table-cell>
          <table:table-cell table:style-name="ce2"/>
          <table:table-cell table:style-name="ce9"/>
          <table:table-cell table:style-name="ce2" table:number-columns-repeated="1016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$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 calcext:value-type="string">
            <text:p>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00/00/00</text:date>, <text:time style:data-style-name="N2" text:time-value="22:18:29.9841321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5:59:08.032933840</meta:creation-date>
    <dc:date>2019-09-05T22:38:18.607550496</dc:date>
    <meta:editing-duration>PT38M29S</meta:editing-duration>
    <meta:editing-cycles>2</meta:editing-cycles>
    <meta:generator>LibreOffice/6.0.7.3$Linux_X86_64 LibreOffice_project/00m0$Build-3</meta:generator>
    <meta:document-statistic meta:table-count="1" meta:cell-count="37" meta:object-count="0"/>
  </office:meta>
</office:document-meta>
</file>